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7, 2022 (03:59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1">
        <text:list-item>
          <text:p text:style-name="P2">Display every value in order, left to right</text:p>
        </text:list-item>
        <text:list-item>
          <text:p text:style-name="P2">Display every value at an even index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2">
        <text:list-item>
          <text:p text:style-name="P3">Calculate the sum of all numbers in <text:span text:style-name="NormalTok">numbers</text:span>,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the following questions:</text:p>
      <text:list text:style-name="L3">
        <text:list-item>
          <text:p text:style-name="P4">Find the <text:span text:style-name="T1">index</text:span> of the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the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the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 from the <text:span text:style-name="NormalTok">Array</text:span> clas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7T19:59:44Z</meta:creation-date>
    <dc:date>2022-03-17T19:59:44Z</dc:date>
    <meta:user-defined meta:name="date" meta:value-type="string">March  17, 2022 (03:59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